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iveira Adan</text:p>
      <text:p text:style-name="P1">Sebastien Mines</text:p>
      <text:p text:style-name="P1">Adrien Jarosz</text:p>
      <text:p text:style-name="P1">Irvan Talata</text:p>
      <text:p text:style-name="P1"/>
      <text:p text:style-name="P1"><text:tab/><text:tab/><text:tab/><text:tab/>Mastermind</text:p>
      <text:p text:style-name="P1"/>
      <text:p text:style-name="P1">Le programme du Mastermind permet de jouer au jeu et de bénéficier de toutes les attentes voulues par l’utilisateur.</text:p>
      <text:p text:style-name="P1">La difficulté,le jeu et l'interface ont été développe comme conforme.</text:p>
      <text:p text:style-name="P1"/>
      <text:p text:style-name="P1">Ont pourrai l’améliorer avec une interface graphique plus poussé utilisant les librairies graphiques de Java ou en développant une partie multijoueur.</text:p>
      <text:p text:style-name="P1"/>
      <text:p text:style-name="P1">Les parties développés sont :</text:p>
      <text:p text:style-name="P1"/>
      <text:p text:style-name="P1">développement de la gestion des pions/coup/algorithmique : Sebastien Mines/Adrien Jarosz</text:p>
      <text:p text:style-name="P1"/>
      <text:p text:style-name="P1">développement de l'interface, des tests, de la conception et de l'algorithmique du jeu principale : Adan Oliveira/Irvan Talata(absent le vendredi 9 janvier 2015)</text:p>
      <text:p text:style-name="P1"><text:soft-page-break/></text:p>
      <text:p text:style-name="P1">Par contre, le groupe n'as pas eu le temps de faire tout les tests possible.</text:p>
      <text:p text:style-name="P1">On peut surtout remarquer les test Junit du projet sur Eclipse le reste a été fait partiellement.</text:p>
      <text:p text:style-name="P1"/>
      <text:p text:style-name="P1"><text:s text:c="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ira adan</meta:initial-creator>
    <meta:creation-date>2015-01-09T12:43:35.93</meta:creation-date>
    <meta:document-statistic meta:table-count="0" meta:image-count="0" meta:object-count="0" meta:page-count="2" meta:paragraph-count="14" meta:word-count="129" meta:character-count="855"/>
    <dc:date>2015-01-09T12:58:49.15</dc:date>
    <dc:creator>oliveira adan</dc:creator>
    <meta:editing-duration>PT2S</meta:editing-duration>
    <meta:editing-cycles>1</meta:editing-cycles>
    <meta:generator>OpenOffice/4.0.1$Win32 OpenOffice.org_project/401m5$Build-9714</meta:generator>
  </office:meta>
</office:document-meta>
</file>